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fo:font-weight="bold" style:font-size-asian="12pt" style:font-weight-asian="bold" style:font-size-complex="12pt" style:font-weight-complex="bold"/>
    </style:style>
    <style:style style:name="P2" style:family="paragraph" style:parent-style-name="Standard">
      <style:text-properties style:font-name="sans-serif" fo:font-size="12pt" fo:font-weight="normal" officeooo:rsid="00046d6e" style:font-size-asian="12pt" style:font-weight-asian="normal" style:font-size-complex="12pt" style:font-weight-complex="normal"/>
    </style:style>
    <style:style style:name="P3" style:family="paragraph" style:parent-style-name="Standard">
      <style:text-properties fo:font-size="12pt" fo:font-weight="bold" officeooo:rsid="000a5bb4" officeooo:paragraph-rsid="000a5bb4"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fo:font-size="12pt" fo:font-style="normal" fo:font-weight="normal" officeooo:rsid="000a5bb4" officeooo:paragraph-rsid="000abd1d" style:font-size-asian="12pt" style:font-style-asian="normal" style:font-weight-asian="normal" style:font-size-complex="12pt" style:font-style-complex="normal" style:font-weight-complex="normal"/>
    </style:style>
    <style:style style:name="P5" style:family="paragraph" style:parent-style-name="Standard">
      <style:paragraph-properties fo:break-before="page"/>
      <style:text-properties style:font-name="sans-serif" fo:font-size="12pt" fo:font-weight="bold" style:font-size-asian="12pt" style:font-weight-asian="bold" style:font-size-complex="12pt" style:font-weight-complex="bold"/>
    </style:style>
    <style:style style:name="P6" style:family="paragraph" style:parent-style-name="Text_20_body">
      <style:paragraph-properties fo:text-align="justify" style:justify-single-word="false"/>
      <style:text-properties fo:font-size="12pt" officeooo:paragraph-rsid="000a5bb4" style:font-size-asian="12pt" style:font-size-complex="12pt"/>
    </style:style>
    <style:style style:name="P7" style:family="paragraph" style:parent-style-name="Text_20_body">
      <style:paragraph-properties fo:line-height="150%" fo:text-align="justify" style:justify-single-word="false"/>
      <style:text-properties fo:font-size="12pt" fo:font-weight="normal" officeooo:rsid="000a5bb4" officeooo:paragraph-rsid="000a5bb4" style:font-size-asian="12pt" style:font-weight-asian="normal" style:font-size-complex="12pt" style:font-weight-complex="normal"/>
    </style:style>
    <style:style style:name="P8" style:family="paragraph" style:parent-style-name="Standard" style:list-style-name="L1">
      <style:text-properties style:font-name="Bitstream Charter" fo:font-size="12pt" officeooo:paragraph-rsid="0005e0d1" style:font-size-asian="12pt" style:font-size-complex="12pt"/>
    </style:style>
    <style:style style:name="P9" style:family="paragraph" style:parent-style-name="Standard" style:list-style-name="L1">
      <style:text-properties style:font-name="Bitstream Charter" fo:font-size="12pt" officeooo:paragraph-rsid="00052d5f" style:font-size-asian="12pt" style:font-size-complex="12pt"/>
    </style:style>
    <style:style style:name="P10" style:family="paragraph" style:parent-style-name="Standard" style:list-style-name="L1">
      <style:text-properties style:font-name="Bitstream Charter" fo:font-size="12pt" officeooo:paragraph-rsid="000a5bb4" style:font-size-asian="12pt" style:font-size-complex="12pt"/>
    </style:style>
    <style:style style:name="P11" style:family="paragraph" style:parent-style-name="Standard" style:list-style-name="L2">
      <style:text-properties style:font-name="sans-serif" fo:font-size="12pt" fo:font-weight="normal" officeooo:rsid="00046d6e" style:font-size-asian="12pt" style:font-weight-asian="normal" style:font-size-complex="12pt" style:font-weight-complex="normal"/>
    </style:style>
    <style:style style:name="P12" style:family="paragraph" style:parent-style-name="Standard">
      <style:text-properties style:font-name="sans-serif" fo:font-size="12pt" style:font-size-asian="12pt" style:font-size-complex="12pt"/>
    </style:style>
    <style:style style:name="P13" style:family="paragraph" style:parent-style-name="Standard">
      <style:text-properties style:font-name="sans-serif" fo:font-size="12pt" fo:font-weight="bold" officeooo:rsid="00026a9a" style:font-size-asian="12pt" style:font-weight-asian="bold" style:font-size-complex="12pt" style:font-weight-complex="bold"/>
    </style:style>
    <style:style style:name="P14" style:family="paragraph" style:parent-style-name="Standard" style:list-style-name="L1">
      <style:text-properties fo:font-size="12pt" officeooo:paragraph-rsid="00052d5f" style:font-size-asian="12pt" style:font-size-complex="12pt"/>
    </style:style>
    <style:style style:name="P15" style:family="paragraph" style:parent-style-name="Standard" style:list-style-name="L2">
      <style:text-properties fo:font-size="12pt" officeooo:paragraph-rsid="00052d5f" style:font-size-asian="12pt" style:font-size-complex="12pt"/>
    </style:style>
    <style:style style:name="P16" style:family="paragraph" style:parent-style-name="Standard">
      <style:text-properties fo:font-size="12pt" officeooo:paragraph-rsid="000abd1d" style:font-size-asian="12pt" style:font-size-complex="12pt"/>
    </style:style>
    <style:style style:name="P17" style:family="paragraph" style:parent-style-name="Standard" style:list-style-name="WW8Num7">
      <style:text-properties fo:font-size="12pt" fo:font-style="normal" fo:font-weight="bold" officeooo:paragraph-rsid="000abd1d" style:font-size-asian="12pt" style:font-style-asian="normal" style:font-weight-asian="bold" style:font-size-complex="12pt" style:font-style-complex="normal" style:font-weight-complex="bold"/>
    </style:style>
    <style:style style:name="P18" style:family="paragraph" style:parent-style-name="Standard">
      <style:text-properties fo:font-size="12pt" fo:font-weight="bold" officeooo:paragraph-rsid="000abd1d" style:font-size-asian="12pt" style:font-weight-asian="bold" style:font-size-complex="12pt" style:font-weight-complex="bold"/>
    </style:style>
    <style:style style:name="P19" style:family="paragraph" style:parent-style-name="Standard">
      <style:paragraph-properties fo:margin-left="1.27cm" fo:margin-right="0cm" fo:text-indent="0cm" style:auto-text-indent="false"/>
      <style:text-properties fo:font-size="12pt" fo:font-weight="bold" officeooo:paragraph-rsid="000abd1d" style:font-size-asian="12pt" style:font-weight-asian="bold" style:font-size-complex="12pt" style:font-weight-complex="bold"/>
    </style:style>
    <style:style style:name="P20" style:family="paragraph" style:parent-style-name="Standard">
      <style:paragraph-properties fo:margin-left="1.27cm" fo:margin-right="0cm" fo:text-indent="0cm" style:auto-text-indent="false"/>
      <style:text-properties fo:font-size="12pt" fo:font-style="normal" fo:font-weight="normal" officeooo:paragraph-rsid="000abd1d"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1.27cm" fo:margin-right="0cm" fo:text-indent="0cm" style:auto-text-indent="false"/>
      <style:text-properties fo:font-size="12pt" officeooo:paragraph-rsid="000abd1d" style:font-size-asian="12pt" style:font-size-complex="12pt"/>
    </style:style>
    <style:style style:name="P22" style:family="paragraph" style:parent-style-name="Text_20_body">
      <style:paragraph-properties fo:text-align="justify" style:justify-single-word="false"/>
      <style:text-properties style:font-name="sans-serif" fo:font-size="12pt" fo:font-weight="bold" officeooo:paragraph-rsid="000a5bb4" style:font-size-asian="12pt" style:font-weight-asian="bold" style:font-size-complex="12pt" style:font-weight-complex="bold"/>
    </style:style>
    <style:style style:name="P2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style>
    <style:style style:name="P26" style:family="paragraph">
      <style:paragraph-properties fo:margin-left="0cm" fo:margin-right="0cm" fo:margin-top="0cm" fo:margin-bottom="0cm" fo:line-height="100%" fo:text-indent="0cm"/>
    </style:style>
    <style:style style:name="P2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26a9a" style:font-weight-asian="bold" style:font-weight-complex="bold"/>
    </style:style>
    <style:style style:name="T3" style:family="text">
      <style:text-properties fo:font-weight="bold" officeooo:rsid="00046d6e"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26a9a" style:font-size-asian="14pt" style:font-weight-asian="bold" style:font-size-complex="14pt" style:font-weight-complex="bold"/>
    </style:style>
    <style:style style:name="T6" style:family="text">
      <style:text-properties fo:font-size="14pt" fo:font-style="normal" style:font-size-asian="14pt" style:font-style-asian="normal" style:font-size-complex="14pt" style:font-style-complex="normal"/>
    </style:style>
    <style:style style:name="T7" style:family="text">
      <style:text-properties officeooo:rsid="00046d6e"/>
    </style:style>
    <style:style style:name="T8" style:family="text">
      <style:text-properties officeooo:rsid="00052d5f"/>
    </style:style>
    <style:style style:name="T9" style:family="text">
      <style:text-properties fo:color="#000000" style:text-underline-style="none" fo:font-weight="normal" fo:background-color="transparent" loext:char-shading-value="0" style:font-weight-asian="normal" style:font-weight-complex="normal"/>
    </style:style>
    <style:style style:name="T10" style:family="text">
      <style:text-properties fo:color="#000000" style:text-underline-style="none" fo:font-weight="bold" fo:background-color="transparent" loext:char-shading-value="0" style:font-weight-asian="bold" style:font-weight-complex="bold"/>
    </style:style>
    <style:style style:name="T11" style:family="text">
      <style:text-properties fo:color="#000000" style:text-underline-style="none" fo:font-weight="bold" officeooo:rsid="0005e0d1" fo:background-color="transparent" loext:char-shading-value="0" style:font-weight-asian="bold" style:font-weight-complex="bold"/>
    </style:style>
    <style:style style:name="T12" style:family="text">
      <style:text-properties officeooo:rsid="000651dc"/>
    </style:style>
    <style:style style:name="T13" style:family="text">
      <style:text-properties fo:font-size="12pt" fo:font-weight="normal" officeooo:rsid="00046d6e" style:font-size-asian="12pt" style:font-weight-asian="normal" style:font-size-complex="12pt" style:font-weight-complex="normal"/>
    </style:style>
    <style:style style:name="T14" style:family="text">
      <style:text-properties fo:font-size="12pt" fo:font-weight="bold" officeooo:rsid="00046d6e" style:font-size-asian="12pt" style:font-weight-asian="bold" style:font-size-complex="12pt"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name-asian="Liberation Serif1" style:font-style-asian="normal" style:font-weight-asian="bold" style:font-name-complex="Liberation Serif1"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0abd1d" style:font-style-asian="normal" style:font-style-complex="normal"/>
    </style:style>
    <style:style style:name="T20" style:family="text">
      <style:text-properties fo:font-weight="normal" officeooo:rsid="00046d6e" style:font-weight-asian="normal" style:font-weight-complex="normal"/>
    </style:style>
    <style:style style:name="T2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04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06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16.312cm" fo:min-width="14.34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64cm" fo:min-width="4.2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62cm" fo:min-width="4.81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64cm" fo:min-width="4.2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6cm" fo:min-width="4.68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6cm" fo:min-width="4.2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62cm" fo:min-width="4.544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59cm" fo:min-width="5.3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ff9900" draw:marker-start="" draw:marker-start-width="0.199cm" draw:marker-start-center="false" draw:marker-end="" draw:marker-end-width="0.199cm" draw:marker-end-center="false" draw:fill="none" draw:fill-color="#ffffff" draw:textarea-horizontal-align="left" draw:auto-grow-height="true" draw:auto-grow-width="true" fo:min-height="0.732cm" fo:min-width="1.344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ff9900" draw:marker-start="" draw:marker-start-width="0.199cm" draw:marker-start-center="false" draw:marker-end="" draw:marker-end-width="0.199cm" draw:marker-end-center="false" draw:fill="none" draw:fill-color="#ffffff" draw:textarea-horizontal-align="left" draw:auto-grow-height="true" draw:auto-grow-width="true" fo:min-height="0.732cm" fo:min-width="1.80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59cm" fo:min-width="4.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62cm" fo:min-width="4.4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459cm" fo:min-width="4.27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9900" draw:marker-start="" draw:marker-start-width="0.199cm" draw:marker-start-center="false" draw:marker-end="" draw:marker-end-width="0.199cm" draw:marker-end-center="false" draw:fill="solid" draw:fill-color="#ffffff" draw:textarea-horizontal-align="justify" draw:textarea-vertical-align="middle" draw:auto-grow-height="false" fo:min-height="0.224cm" fo:min-width="1.138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66ff"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ff99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ffff"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32"/><text:span text:style-name="T1"><text:s text:c="6"/>ASSIGNMENTS </text:span><text:span text:style-name="T2">9</text:span></text:p>
      <text:p text:style-name="P13"/>
      <text:p text:style-name="P12"/>
      <text:p text:style-name="P1">1.Draw a Use Case Diagram for an online Library Management System</text:p>
      <text:p text:style-name="P1"/>
      <text:p text:style-name="P1"><draw:g text:anchor-type="paragraph" draw:z-index="0" draw:name="Shape1" draw:style-name="gr1"><draw:custom-shape draw:style-name="gr2" draw:text-style-name="P23" svg:width="0.578cm" svg:height="0.5cm" svg:x="0.585cm" svg:y="5.5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 svg:x1="0.874cm" svg:y1="6.026cm" svg:x2="0.874cm" svg:y2="7.03cm"><text:p/></draw:line><draw:line draw:style-name="gr3" draw:text-style-name="P24" svg:x1="0.874cm" svg:y1="7.029cm" svg:x2="0.392cm" svg:y2="7.531cm"><text:p/></draw:line><draw:line draw:style-name="gr3" draw:text-style-name="P24" svg:x1="0.874cm" svg:y1="7.029cm" svg:x2="1.356cm" svg:y2="7.531cm"><text:p/></draw:line><draw:line draw:style-name="gr3" draw:text-style-name="P24" svg:x1="0.392cm" svg:y1="6.528cm" svg:x2="1.356cm" svg:y2="6.528cm"><text:p/></draw:line><draw:custom-shape draw:style-name="gr4" draw:text-style-name="P23" svg:width="0.579cm" svg:height="0.502cm" svg:x="19.284cm" svg:y="12.38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4" svg:x1="19.573cm" svg:y1="12.885cm" svg:x2="19.573cm" svg:y2="14.056cm"><text:p/></draw:line><draw:line draw:style-name="gr3" draw:text-style-name="P24" svg:x1="19.573cm" svg:y1="14.056cm" svg:x2="19.091cm" svg:y2="14.558cm"><text:p/></draw:line><draw:line draw:style-name="gr3" draw:text-style-name="P24" svg:x1="19.573cm" svg:y1="14.056cm" svg:x2="20.055cm" svg:y2="14.558cm"><text:p/></draw:line><draw:line draw:style-name="gr3" draw:text-style-name="P24" svg:x1="19.091cm" svg:y1="13.387cm" svg:x2="20.055cm" svg:y2="13.387cm"><text:p/></draw:line><draw:custom-shape draw:style-name="gr5" draw:text-style-name="P23" svg:width="14.846cm" svg:height="16.564cm" svg:x="2.898cm" svg:y="2.178cm"><text:p/><draw:enhanced-geometry svg:viewBox="0 0 21600 21600" draw:type="rectangle" draw:enhanced-path="M 0 0 L 21600 0 21600 21600 0 21600 0 0 Z N"/></draw:custom-shape><draw:custom-shape draw:style-name="gr6" draw:text-style-name="P23" svg:width="6.748cm" svg:height="1.008cm" svg:x="5.598cm" svg:y="4.1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 svg:width="7.52cm" svg:height="1.006cm" svg:x="5.212cm" svg:y="4.185cm"><text:p text:style-name="P25"><text:span text:style-name="T21">Enquiry for </text:span><text:span text:style-name="T21">membershi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6.748cm" svg:height="1.008cm" svg:x="5.598cm" svg:y="8.533cm"><text:p text:style-name="P25"><text:span text:style-name="T21">Search 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 svg:width="7.328cm" svg:height="1.004cm" svg:x="5.404cm" svg:y="5.857cm"><text:p text:style-name="P25"><text:span text:style-name="T21">Request for book issu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3" svg:width="6.748cm" svg:height="1.004cm" svg:x="5.598cm" svg:y="12.885cm"><text:p text:style-name="P25"><text:span text:style-name="T21">Issue 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3" svg:width="7.134cm" svg:height="1.006cm" svg:x="5.789cm" svg:y="11.378cm"><text:p text:style-name="P25"><text:span text:style-name="T21">Issue </text:span><text:span text:style-name="T21">Membership </text:span><text:span text:style-name="T21">ca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23" svg:width="8.289cm" svg:height="1.003cm" svg:x="5.598cm" svg:y="17.404cm"><text:p text:style-name="P25"><text:span text:style-name="T21">Maintain </text:span><text:span text:style-name="T21">membership </text:span><text:span text:style-name="T21">detail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7" svg:width="1.846cm" svg:height="0.983cm" svg:x="0.199cm" svg:y="7.867cm"><draw:text-box><text:p text:style-name="P26"><text:span text:style-name="T21">U</text:span><text:span text:style-name="T21">s</text:span><text:span text:style-name="T21">e</text:span><text:span text:style-name="T21">r</text:span></text:p></draw:text-box></draw:frame><draw:frame draw:style-name="gr14" draw:text-style-name="P27" svg:width="2.304cm" svg:height="0.983cm" svg:x="18.805cm" svg:y="15.091cm"><draw:text-box><text:p text:style-name="P26"><text:span text:style-name="T21">A</text:span><text:span text:style-name="T21">d</text:span><text:span text:style-name="T21">m</text:span><text:span text:style-name="T21">i</text:span><text:span text:style-name="T21">n</text:span></text:p></draw:text-box></draw:frame><draw:custom-shape draw:style-name="gr15" draw:text-style-name="P23" svg:width="6.748cm" svg:height="1.003cm" svg:x="5.598cm" svg:y="2.847cm"><text:p text:style-name="P25"><text:span text:style-name="T21">Regi</text:span><text:span text:style-name="T21">s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3" svg:width="6.748cm" svg:height="1.004cm" svg:x="5.598cm" svg:y="7.196cm"><text:p text:style-name="P25"><text:span text:style-name="T21">Return Boo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 svg:width="6.943cm" svg:height="1.006cm" svg:x="5.789cm" svg:y="16.063cm"><text:p text:style-name="P25"><text:span text:style-name="T21">Maintain Book </text:span><text:span text:style-name="T21">Detail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3" svg:width="6.748cm" svg:height="1.004cm" svg:x="5.598cm" svg:y="9.874cm"><text:p text:style-name="P25"><text:span text:style-name="T21">Log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 svg:width="6.749cm" svg:height="1.003cm" svg:x="7.138cm" svg:y="14.391cm"><text:p text:style-name="P25"><text:span text:style-name="T21">A</text:span><text:span text:style-name="T21">cc</text:span><text:span text:style-name="T21">e</text:span><text:span text:style-name="T21">pt </text:span><text:span text:style-name="T21">re</text:span><text:span text:style-name="T21">tu</text:span><text:span text:style-name="T21">rn </text:span><text:span text:style-name="T21">B</text:span><text:span text:style-name="T21">o</text:span><text:span text:style-name="T21">ok</text:span><text:span text:style-name="T2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23" svg:width="2.317cm" svg:height="0.669cm" svg:x="3.088cm" svg:y="14.559cm"><text:p text:style-name="P25"><text:span text:style-name="T21">Fi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4" svg:x1="18.513cm" svg:y1="13.719cm" svg:x2="13.308cm" svg:y2="11.879cm"><text:p/></draw:line><draw:line draw:style-name="gr19" draw:text-style-name="P24" svg:x1="18.513cm" svg:y1="13.722cm" svg:x2="12.345cm" svg:y2="13.387cm"><text:p/></draw:line><draw:line draw:style-name="gr19" draw:text-style-name="P24" svg:x1="18.513cm" svg:y1="13.722cm" svg:x2="12.73cm" svg:y2="16.399cm"><text:p/></draw:line><draw:line draw:style-name="gr19" draw:text-style-name="P24" svg:x1="18.513cm" svg:y1="13.722cm" svg:x2="13.887cm" svg:y2="17.905cm"><text:p/></draw:line><draw:line draw:style-name="gr19" draw:text-style-name="P24" svg:x1="18.513cm" svg:y1="13.722cm" svg:x2="12.345cm" svg:y2="10.376cm"><text:p/></draw:line><draw:line draw:style-name="gr20" draw:text-style-name="P24" svg:x1="5.403cm" svg:y1="14.891cm" svg:x2="7.139cm" svg:y2="14.891cm"><text:p/></draw:line><draw:line draw:style-name="gr19" draw:text-style-name="P24" svg:x1="18.32cm" svg:y1="13.722cm" svg:x2="13.887cm" svg:y2="15.06cm"><text:p/></draw:line><draw:line draw:style-name="gr21" draw:text-style-name="P24" svg:x1="1.548cm" svg:y1="6.693cm" svg:x2="5.598cm" svg:y2="3.347cm"><text:p/></draw:line><draw:line draw:style-name="gr21" draw:text-style-name="P24" svg:x1="1.548cm" svg:y1="6.693cm" svg:x2="5.212cm" svg:y2="4.685cm"><text:p/></draw:line><draw:line draw:style-name="gr21" draw:text-style-name="P24" svg:x1="1.548cm" svg:y1="6.695cm" svg:x2="5.405cm" svg:y2="6.528cm"><text:p/></draw:line><draw:line draw:style-name="gr21" draw:text-style-name="P24" svg:x1="1.548cm" svg:y1="6.694cm" svg:x2="5.404cm" svg:y2="7.698cm"><text:p/></draw:line><draw:line draw:style-name="gr21" draw:text-style-name="P24" svg:x1="1.548cm" svg:y1="6.694cm" svg:x2="5.598cm" svg:y2="10.375cm"><text:p/></draw:line><draw:line draw:style-name="gr21" draw:text-style-name="P24" svg:x1="1.548cm" svg:y1="6.694cm" svg:x2="5.598cm" svg:y2="9.204cm"><text:p/></draw:line></draw:g></text:p>
      <text:p text:style-name="P5"/>
      <text:p text:style-name="P1"/>
      <text:p text:style-name="P1"/>
      <text:p text:style-name="P1"/>
      <text:p text:style-name="P1">2.List down the best practices from Agile/Scrum methodology</text:p>
      <text:p text:style-name="P2"/>
      <text:list xml:id="list3402724002678067800" text:style-name="L1">
        <text:list-item>
          <text:p text:style-name="P8"><text:span text:style-name="T1">Active Stakeholder Participation</text:span>: <text:span text:style-name="T8"><text:s/>The regular feedback from the stakeholder helps in the improvement of the project,and this will help the project team to develop a software which satisfy every <text:s/>requirements of the customer.also this will helps in making <text:s/>timely decesions.</text:span></text:p>
        </text:list-item>
        <text:list-item>
          <text:p text:style-name="P9"><text:span text:style-name="T3">Test Driven Design (TDD)</text:span><text:span text:style-name="T20">: In this we </text:span>write a test before <text:span text:style-name="T7">we </text:span>write just enough production code to fulfill that test. <text:span text:style-name="T7">TDD <text:s/>helps </text:span><text:s/>to think through our requirements or design before <text:span text:style-name="T7">we</text:span> write our functional code.</text:p>
        </text:list-item>
        <text:list-item>
          <text:p text:style-name="P9"><text:span text:style-name="T11">D</text:span><text:span text:style-name="T10">ocument Continuous</text:span><text:span text:style-name="T9">:</text:span><text:span text:style-name="T10"> </text:span>Write deliverable documentation throughout the lifecycle in parallel to the creation of the rest of the solution.</text:p>
        </text:list-item>
        <text:list-item>
          <text:p text:style-name="P9"><text:span text:style-name="T1">Iteration Modeling</text:span>. At the beginning of each iteration you will do a bit of modeling as part of your iteration planning activities </text:p>
        </text:list-item>
        <text:list-item>
          <text:p text:style-name="P9"><text:span text:style-name="T1">Model Storming</text:span>: <text:span text:style-name="T12">If we identify an issue ,then we quickly develop a team to solve the problem.the members of this team is selected based on their knowledge and experiences,after solving the problem the team is dispersed.</text:span></text:p>
        </text:list-item>
        <text:list-item>
          <text:p text:style-name="P10"><text:span text:style-name="T15">Pair programming</text:span><text:span text:style-name="T17">- You may be a great programmer but in agile productivuty increases when you are pairing with your co-worker. That will evolve new ideas.</text:span></text:p>
        </text:list-item>
        <text:list-item>
          <text:p text:style-name="P10"><text:span text:style-name="T15">Colocation- </text:span><text:span text:style-name="T17">When all the team is seated near then they can be easily communicated to each other.</text:span></text:p>
          <text:p text:style-name="P14"/>
          <text:p text:style-name="P14"/>
        </text:list-item>
      </text:list>
      <text:list xml:id="list5742101056637797841" text:style-name="L2">
        <text:list-header>
          <text:p text:style-name="P15"><text:s/></text:p>
          <text:p text:style-name="P11"/>
        </text:list-header>
      </text:list>
      <text:p text:style-name="P1"/>
      <text:p text:style-name="P1">3.Collaboration</text:p>
      <text:p text:style-name="P1"><text:tab/>a.How does collaboration help agile development? </text:p>
      <text:p text:style-name="P1"><text:tab/>b.What if the team is distributed and can you achieve the same <text:tab/> <text:s text:c="3"/>productivity? </text:p>
      <text:p text:style-name="P1"><text:tab/>c.What would you do to achieve the productivity for a distributed </text:p>
      <text:p text:style-name="P1"><text:tab/> <text:s text:c="3"/>team?</text:p>
      <text:p text:style-name="P1"/>
      <text:p text:style-name="P1"/>
      <text:p text:style-name="P6">a) For every Agile project the main concern is needed to collaboration. If there is no collaboration it will not productive or efficient. Collaboration between members help to solve the problems of each individual team member while process and can discuss about the project more effectively. <text:s/>Dependence projects also can be easily communicates their status. If a large project is to do then the team may split but still collaboration is needed among them. If it is not possible make video conferencing to solve this problem</text:p>
      <text:p text:style-name="P6">b) No. For an effective project in Agile we need a face to face collaboration. If in the case of scrum of scrum face to face collaboration is not applicable there should have video conferencing.</text:p>
      <text:p text:style-name="P6">c) In order to make project more effective face to face collaboration is needed. If it is a distributed team then video conferencing can be use there. Any weekend meeting or else can be choose .</text:p>
      <text:p text:style-name="P6"><text:soft-page-break/></text:p>
      <text:p text:style-name="P22"/>
      <text:p text:style-name="P1"/>
      <text:p text:style-name="P1">4.What is Sprint Zero in Agile?Describe the activities that are done in Sprint Zero.</text:p>
      <text:p text:style-name="P3"/>
      <text:p text:style-name="P3"/>
      <text:p text:style-name="P7">Sprint Zero create the basic skeleton.It is the first stage of an agile project development were the potentional projects are identified and intial vission is developed. <text:span text:style-name="T18">It is kind of preparation for the next sprint,ie sprint1.This is also called as </text:span><text:span text:style-name="T15">project before the project </text:span><text:span text:style-name="T18">, because in this we will decide if we should develop this project.</text:span><text:span text:style-name="T19">t</text:span><text:span text:style-name="T18">he activities that are done on sprint zero are as follows </text:span></text:p>
      <text:p text:style-name="P16"/>
      <text:list xml:id="list3295855216717375451" text:style-name="WW8Num7">
        <text:list-item>
          <text:p text:style-name="P17">Product backlog requirement</text:p>
        </text:list-item>
      </text:list>
      <text:p text:style-name="P19"/>
      <text:p text:style-name="P20">This will include the what should be the decision of done. </text:p>
      <text:p text:style-name="P20">A large view for what will be the release for each sprint.</text:p>
      <text:p text:style-name="P18"/>
      <text:list xml:id="list192539773280598" text:continue-numbering="true" text:style-name="WW8Num7">
        <text:list-item>
          <text:p text:style-name="P17">Infrastructure checking<text:line-break/></text:p>
        </text:list-item>
      </text:list>
      <text:p text:style-name="P21"><text:span text:style-name="T16"><text:s/></text:span><text:span text:style-name="T17">This will check if we do have the required hardwares,employees,software and tools for the completion of upcoming sprints.</text:span></text:p>
      <text:p text:style-name="P18"/>
      <text:list xml:id="list192540068997989" text:continue-numbering="true" text:style-name="WW8Num7">
        <text:list-item>
          <text:p text:style-name="P17">Design and architecture</text:p>
        </text:list-item>
      </text:list>
      <text:p text:style-name="P18"/>
      <text:p text:style-name="P18"/>
      <text:p text:style-name="P16"><text:span text:style-name="T15"><text:tab/></text:span><text:span text:style-name="T17">Decision on the coding framework.</text:span></text:p>
      <text:p text:style-name="P18"/>
      <text:p text:style-name="P4"><text:tab/>Coding stand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WW8Num7z0" style:family="text">
      <style:text-properties style:font-name="Symbol" fo:font-family="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2:09:50.779487775</meta:creation-date>
    <dc:date>2016-08-25T19:25:38.313327801</dc:date>
    <meta:editing-duration>PT13M12S</meta:editing-duration>
    <meta:editing-cycles>4</meta:editing-cycles>
    <meta:generator>LibreOffice/5.1.4.2$Linux_X86_64 LibreOffice_project/10m0$Build-2</meta:generator>
    <meta:document-statistic meta:table-count="0" meta:image-count="0" meta:object-count="0" meta:page-count="3" meta:paragraph-count="32" meta:word-count="556" meta:character-count="3393" meta:non-whitespace-character-count="2811"/>
  </office:meta>
</office:document-meta>
</file>